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" style:family="text">
      <style:text-properties fo:font-style="italic" style:font-style-asian="italic" style:font-style-complex="italic" fo:font-weight="bold" style:font-weight-asian="bold" style:font-weight-complex="bold"/>
    </style:style>
    <style:style style:name="T28" style:family="text">
      <style:text-properties fo:font-style="italic" style:font-style-asian="italic" style:font-style-complex="italic" fo:font-weight="bold" style:font-weight-asian="bold" style:font-weight-complex="bold"/>
    </style:style>
    <style:style style:name="T29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" style:family="text">
      <style:text-properties fo:font-style="italic" style:font-style-asian="italic" style:font-style-complex="italic" fo:font-weight="bold" style:font-weight-asian="bold" style:font-weight-complex="bold"/>
    </style:style>
    <style:style style:name="T31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p text:style-name="First_20_paragraph"><text:span text:style-name="T3">GitHub</text:span><text:span text:style-name="T4"> </text:span><text:span text:style-name="T5">Username</text:span>: cnpence <text:span text:style-name="T6">Team</text:span><text:span text:style-name="T7"> </text:span><text:span text:style-name="T8">name</text:span>: Eureka! <text:span text:style-name="T9">Today's</text:span><text:span text:style-name="T10"> </text:span><text:span text:style-name="T11">date</text:span>: 7/6/16</text:p>
      <text:h text:style-name="Heading_20_1" text:outline-level="1">What tools have you we worked with so far in this class?</text:h>
      <text:list text:style-name="L2">
        <text:list-item>
          <text:p text:style-name="P2">GitHub</text:p>
        </text:list-item>
        <text:list-item>
          <text:p text:style-name="P2">CodeAnywhere</text:p>
        </text:list-item>
        <text:list-item>
          <text:p text:style-name="P2">Languages (HTML, Markdown, etc.)</text:p>
        </text:list-item>
        <text:list-item>
          <text:p text:style-name="P2">CSS</text:p>
        </text:list-item>
        <text:list-item>
          <text:p text:style-name="P2">Jekyll ## Which have you found most potentially useful? Jekyll and CodeAnywhere (as a team) ### Why? You can use the two together to make a legit website, and that is a <text:span text:style-name="T12">super</text:span> profitable skill! # What tools have been the most difficult to learn? CSS and CodeAnywhere (as a team) ## Why have they been particularly difficult to learn and use? They require a lot of trial and error in order to get the site to look <text:span text:style-name="T13">just</text:span> right, and I'm so impatient that it takes all my willpower not to make 5384738 different edits and <text:span text:style-name="T14">then</text:span> commit and push them. # What tools would you like to learn more about?</text:p>
        </text:list-item>
        <text:list-item>
          <text:p text:style-name="P2">Java</text:p>
        </text:list-item>
        <text:list-item>
          <text:p text:style-name="P2">BASH</text:p>
        </text:list-item>
        <text:list-item>
          <text:p text:style-name="P2">HTML</text:p>
        </text:list-item>
      </text:list>
      <text:p text:style-name="First_20_paragraph">A lot of job applications I've been running through require one or more of these skills in order to apply! * * *</text:p>
      <text:p text:style-name="Text_20_body"><text:span text:style-name="T15">When</text:span><text:span text:style-name="T16"> </text:span><text:span text:style-name="T17">you</text:span><text:span text:style-name="T18"> </text:span><text:span text:style-name="T19">are</text:span><text:span text:style-name="T20"> </text:span><text:span text:style-name="T21">finished</text:span><text:span text:style-name="T22"> </text:span><text:span text:style-name="T23">with</text:span><text:span text:style-name="T24"> </text:span><text:span text:style-name="T25">the</text:span><text:span text:style-name="T26"> </text:span><text:span text:style-name="T27">questions</text:span><text:span text:style-name="T28"> </text:span><text:span text:style-name="T29">in</text:span><text:span text:style-name="T30"> </text:span><text:span text:style-name="T31">file:</text:span></text:p>
      <text:list text:style-name="L3">
        <text:list-item>
          <text:p text:style-name="P3">I want you to change the name of the file to your GitHub username.</text:p>
        </text:list-item>
        <text:list-item>
          <text:p text:style-name="P3">You will then work as a group to convert the file to HTML, DOCX, and ODT formats, per the instructions in class.</text:p>
        </text:list-item>
        <text:list-item>
          <text:p text:style-name="P3">Then I want you to add, commit, and push your changes.</text:p>
        </text:list-item>
        <text:list-item>
          <text:p text:style-name="P3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